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Papyrus" svg:font-family="Papyru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5.209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3e231a" style:text-outline="false" style:text-line-through-style="none" style:text-line-through-type="none" style:text-position="0% 100%" style:font-name="Papyrus" fo:font-size="23.6000003814697pt" fo:letter-spacing="normal" fo:font-style="normal" fo:text-shadow="none" style:text-underline-style="none" fo:font-weight="normal" style:letter-kerning="true" style:font-name-asian="Papyrus" style:font-size-asian="23.6000003814697pt" style:font-style-asian="normal" style:font-weight-asian="normal" style:font-name-complex="Papyrus" style:font-size-complex="23.600000381469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REQUIREMENT GATHER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31.4cm" svg:height="3.506cm" svg:x="-5.8cm" svg:y="0.837cm" presentation:class="title" presentation:user-transformed="true">
          <draw:text-box>
            <text:p>QUESTIONS(STUDENTS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uld it be ok if we ask you some we ask you some questions regarding Semester Registration,feedback system and attendence ?</text:span></text:p>
                <text:p><text:span text:style-name="T1">YES.</text:span></text:p>
              </text:list-item>
              <text:list-item>
                <text:p><text:span text:style-name="T1">Would you like to provide us Brief overview about Registration Process ?</text:span></text:p>
                <text:p><text:span text:style-name="T1">Yes,before registration we first pay our semester fee through onlinesbi portal.Then rest of process is done offline(manually). We need to fill atleast 3-4 forms and it’s quite a tedious process.We need to visit academic advisor in order to register for elective cours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ESTIONS(contd.)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2">
              <text:list-item>
                <text:p><text:span text:style-name="T1">Do you have any question you would like to ask us ?</text:span></text:p>
                <text:p><text:span text:style-name="T1">Yes, How will your proposed automated system simplify the registration process ?</text:span></text:p>
                <text:p><text:span text:style-name="T1">We’ll simply make an online portal and you can proceed to register once the payment verification is successful</text:span></text:p>
              </text:list-item>
              <text:list-item>
                <text:p><text:span text:style-name="T1">Is there a any system currently that supports this process ? If so can you provide us some reference guide ?</text:span></text:p>
                <text:p><text:span text:style-name="T1">No <text:s/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ich area of this process can be improve?</text:p>
                <text:p>Academic section part and authorisation from academic advisor</text:p>
              </text:list-item>
              <text:list-item>
                <text:p>Can you provide us with your top requirement for registration system?</text:p>
                <text:p>Payment Receipt.</text:p>
                <text:p/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uld you like to provide us Brief overview about Feedback process ?</text:span></text:p>
                <text:p><text:span text:style-name="T1">YES, At the later half of each semester we are asked to fill separate feedback forms for each subject and faculty . Answers of the questions are in the forms of ratings</text:span></text:p>
              </text:list-item>
              <text:list-item>
                <text:p><text:span text:style-name="T1">How do you think you get benefitted from this faculty rating ?</text:span></text:p>
                <text:p><text:span text:style-name="T1">It is a medium by which we can convey our best suited <text:s/>teaching methodologies to college managment without getting our names revealed</text:span></text:p>
              </text:list-item>
              <text:list-item>
                <text:p><text:span text:style-name="T1">Which areas of this process are problamatic in your view?</text:span></text:p>
                <text:p><text:span text:style-name="T1">It’s timetaking and we doubt about transperacy as well</text:span></text:p>
              </text:list-item>
              <text:list-item>
                <text:p><text:span text:style-name="T1">What do you beleive will help address this problem ?</text:span></text:p>
                <text:p><text:span text:style-name="T1">A concise system with fewer questions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uld you like to provide us Brief overview about Attendence Process ?</text:span></text:p>
                <text:p><text:span text:style-name="T1">Yes, First of all it’s an manual process. At each lecture we are required to mark it through respective faculties.</text:span></text:p>
              </text:list-item>
              <text:list-item>
                <text:p><text:span text:style-name="T1">Is there a system so that you get to know about minimum attendence requirement and current attendence status ?</text:span></text:p>
                <text:p><text:span text:style-name="T1">NO.</text:span></text:p>
              </text:list-item>
              <text:list-item>
                <text:p><text:span text:style-name="T1">So what are the major problem in this process ?</text:span></text:p>
                <text:p><text:span text:style-name="T1"><text:s/></text:span><text:span text:style-name="T1">No notification about the current attendence status and also proxy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hat do you believe will help address this problem ?</text:p>
                <text:p>An automated system with prior notification.</text:p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Papyrus" svg:font-family="Papyru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6" style:display-name="ListLabel 16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Arial1" style:font-family-asian="Arial" style:font-pitch-asian="variable"/>
    </style:style>
    <style:style style:name="ListLabel_20_2" style:display-name="ListLabel 2" style:family="graphic">
      <style:paragraph-properties style:text-autospace="none"/>
      <style:text-properties style:font-name-asian="Arial1" style:font-family-asian="Arial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1" style:font-family-asian="Arial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_30_903_5f_fh" style:display-name="0903_fh" style:family="graphic">
      <style:paragraph-properties fo:margin-left="0.314cm" fo:margin-right="0.134cm" fo:margin-top="0.125cm" fo:margin-bottom="0.374cm" fo:text-align="start" fo:text-indent="0cm" style:text-autospace="none"/>
      <style:text-properties fo:color="#000000" style:font-name="Arial" fo:font-family="Arial" style:font-family-generic="roman" style:font-pitch="variable" style:font-name-asian="Times New Roman1" style:font-family-asian="'Times New Roman'" style:font-pitch-asian="variable" style:font-weight-asian="bold"/>
    </style:style>
    <style:style style:name="Contents_20_1" style:display-name="Contents 1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Lohit Devanagari" style:font-family-asian="'Lohit Devanagari'" style:font-size-asian="10pt"/>
    </style:style>
    <style:style style:name="Text_20_Body" style:display-name="Text Body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2:47:36.622459233</meta:creation-date>
    <meta:editing-duration>PT24M9S</meta:editing-duration>
    <meta:editing-cycles>7</meta:editing-cycles>
    <meta:generator>LibreOffice/6.0.7.3$Linux_X86_64 LibreOffice_project/00m0$Build-3</meta:generator>
    <dc:title>Beehive</dc:title>
    <dc:date>2019-01-28T15:40:32.476206269</dc:date>
    <meta:document-statistic meta:object-count="63"/>
  </office:meta>
</office:document-meta>
</file>